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CtrBox">
      <style:graphic-properties draw:auto-grow-width="true" fo:min-height="0cm" fo:min-width="0cm"/>
    </style:style>
    <style:style style:name="gr2" style:family="graphic" style:parent-style-name="CtrBoxGreen">
      <style:graphic-properties draw:auto-grow-width="true" fo:min-height="0cm" fo:min-width="0cm"/>
    </style:style>
    <style:style style:name="gr3" style:family="graphic" style:parent-style-name="CtrBoxRed">
      <style:graphic-properties draw:auto-grow-width="true" fo:min-height="0cm" fo:min-width="0cm"/>
    </style:style>
    <style:style style:name="gr4" style:family="graphic" style:parent-style-name="CtrBoxGreenSmall">
      <style:graphic-properties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3.635cm" svg:height="1.673cm" svg:x="3.682cm" svg:y="0.254cm">
          <draw:text-box>
            <text:p>Numeric<text:line-break/>NodeProxy</text:p>
          </draw:text-box>
        </draw:frame>
        <draw:frame draw:style-name="gr2" xml:id="id2" draw:id="id2" draw:layer="layout" svg:width="3.635cm" svg:height="1.673cm" svg:x="3.682cm" svg:y="2.938cm">
          <draw:text-box>
            <text:p>Notification<text:line-break/>system</text:p>
          </draw:text-box>
        </draw:frame>
        <draw:frame draw:style-name="gr3" xml:id="id3" draw:id="id3" draw:layer="layout" svg:width="2.932cm" svg:height="0.962cm" svg:x="0.254cm" svg:y="7.921cm">
          <draw:text-box>
            <text:p>EZSlider</text:p>
          </draw:text-box>
        </draw:frame>
        <draw:frame draw:style-name="gr3" xml:id="id4" draw:id="id4" draw:layer="layout" svg:width="3.567cm" svg:height="1.673cm" svg:x="7.784cm" svg:y="7.566cm">
          <draw:text-box>
            <text:p>TouchOSC</text:p>
            <text:p>fader</text:p>
          </draw:text-box>
        </draw:frame>
        <draw:connector draw:style-name="CtrBoxGreen" draw:layer="layout" draw:type="line" svg:x1="5.499cm" svg:y1="1.927cm" svg:x2="5.499cm" svg:y2="2.938cm" draw:start-shape="id1" draw:start-glue-point="2" draw:end-shape="id2" draw:end-glue-point="0" svg:d="m5499 1927v1011" svg:viewBox="0 0 1 1012">
          <text:p/>
        </draw:connector>
        <draw:connector draw:style-name="CtrBoxRed" draw:layer="layout" svg:x1="1.72cm" svg:y1="7.921cm" svg:x2="3.682cm" svg:y2="1.09cm" draw:start-shape="id3" draw:start-glue-point="0" draw:end-shape="id1" draw:end-glue-point="3" svg:d="m1720 7921v-6831h1962" svg:viewBox="0 0 1963 6832">
          <text:p/>
        </draw:connector>
        <draw:connector draw:style-name="CtrBoxRed" draw:layer="layout" svg:x1="9.567cm" svg:y1="7.566cm" svg:x2="7.317cm" svg:y2="1.09cm" draw:start-shape="id4" draw:start-glue-point="0" draw:end-shape="id1" draw:end-glue-point="1" svg:d="m9567 7566v-6476h-2250" svg:viewBox="0 0 2251 6477">
          <text:p/>
        </draw:connector>
        <draw:frame draw:style-name="gr4" xml:id="id6" draw:id="id6" draw:layer="layout" svg:width="2.644cm" svg:height="1.296cm" svg:x="5.857cm" svg:y="5.617cm">
          <draw:text-box>
            <text:p>Simple-<text:line-break/>Controller</text:p>
          </draw:text-box>
        </draw:frame>
        <draw:frame draw:style-name="gr4" xml:id="id5" draw:id="id5" draw:layer="layout" svg:width="2.644cm" svg:height="1.296cm" svg:x="2.498cm" svg:y="5.617cm">
          <draw:text-box>
            <text:p>Simple-<text:line-break/>Controller</text:p>
          </draw:text-box>
        </draw:frame>
        <draw:connector draw:style-name="CtrBoxGreen" draw:layer="layout" draw:type="line" svg:x1="5.499cm" svg:y1="4.611cm" svg:x2="3.82cm" svg:y2="5.617cm" draw:start-shape="id2" draw:start-glue-point="2" draw:end-shape="id5" draw:end-glue-point="0" svg:d="m5499 4611-1679 1006" svg:viewBox="0 0 1680 1007">
          <text:p/>
        </draw:connector>
        <draw:connector draw:style-name="CtrBoxGreen" draw:layer="layout" draw:type="line" svg:x1="5.499cm" svg:y1="4.611cm" svg:x2="7.179cm" svg:y2="5.617cm" draw:start-shape="id2" draw:start-glue-point="2" draw:end-shape="id6" draw:end-glue-point="0" svg:d="m5499 4611 1680 1006" svg:viewBox="0 0 1681 1007">
          <text:p/>
        </draw:connector>
        <draw:connector draw:style-name="CtrBoxGreen" draw:layer="layout" svg:x1="3.82cm" svg:y1="6.913cm" svg:x2="3.186cm" svg:y2="8.402cm" draw:start-shape="id5" draw:start-glue-point="2" draw:end-shape="id3" draw:end-glue-point="1" svg:d="m3820 6913v1489h-634" svg:viewBox="0 0 635 1490">
          <text:p/>
        </draw:connector>
        <draw:connector draw:style-name="CtrBoxGreen" draw:layer="layout" svg:x1="7.179cm" svg:y1="6.913cm" svg:x2="7.784cm" svg:y2="8.402cm" draw:start-shape="id6" draw:start-glue-point="2" draw:end-shape="id4" svg:d="m7179 6913v1489h605" svg:viewBox="0 0 606 14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051cm" svg:stroke-color="#000000" draw:marker-start-width="0.279cm" draw:marker-end-width="0.279cm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trBox" style:family="graphic" style:parent-style-name="objectwithoutfill">
      <style:graphic-properties draw:stroke-dash="Dash_20_2" svg:stroke-width="0.051cm" draw:marker-start-width="0.279cm" draw:marker-end-width="0.279cm" draw:fill-gradient-name="Gradient_20_7" draw:fill-hatch-name="Hatching_20_1" draw:fill-image-name="Bitmape_20_1" draw:fill-image-width="0cm" draw:fill-image-height="0cm" draw:textarea-vertical-align="middle" draw:auto-grow-height="false"/>
      <style:paragraph-properties fo:text-align="center"/>
    </style:style>
    <style:style style:name="CtrBoxSmall" style:family="graphic">
      <style:text-properties fo:font-size="14pt" style:font-weight-asian="normal"/>
    </style:style>
    <style:style style:name="CtrBoxGreen" style:family="graphic">
      <style:graphic-properties svg:stroke-color="#008000" draw:marker-end="Arrow"/>
      <style:text-properties fo:color="#355e00"/>
    </style:style>
    <style:style style:name="CtrBoxGreenSmall" style:family="graphic">
      <style:text-properties fo:font-size="14pt" style:font-weight-asian="normal"/>
    </style:style>
    <style:style style:name="CtrBoxRed" style:family="graphic">
      <style:graphic-properties svg:stroke-color="#800000" draw:marker-end="Arrow"/>
      <style:text-properties fo:color="#800000" style:font-weight-asian="normal"/>
    </style:style>
  </office:styles>
  <office:automatic-styles>
    <style:page-layout style:name="PM0">
      <style:page-layout-properties fo:margin-top="0.254cm" fo:margin-bottom="0.254cm" fo:margin-left="0.254cm" fo:margin-right="0.254cm" fo:page-width="11.684cm" fo:page-height="9.5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Harkins</meta:initial-creator>
    <meta:creation-date>2014-02-23T16:27:57</meta:creation-date>
    <dc:date>2014-02-23T17:21:37</dc:date>
    <dc:creator>James Harkins</dc:creator>
    <meta:editing-duration>PT8M51S</meta:editing-duration>
    <meta:editing-cycles>3</meta:editing-cycles>
    <meta:generator>LibreOffice/3.5$Linux_X86_64 LibreOffice_project/350m1$Build-2</meta:generator>
    <meta:document-statistic meta:object-count="13"/>
  </office:meta>
</office:document-meta>
</file>